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break-before="pag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 text:outline-level="1">Table of Contents</text:h>
              </text:list-item>
            </text:list>
          </text:index-title>
          <text:p text:style-name="P5">Introduction<text:tab/>3</text:p>
          <text:p text:style-name="P3">The MiniMiser framework<text:tab/>3</text:p>
          <text:p text:style-name="P3">About this document<text:tab/>3</text:p>
          <text:p text:style-name="P3">Intended readership<text:tab/>3</text:p>
          <text:p text:style-name="P3">Scope of the MiniMiser framework<text:tab/>3</text:p>
          <text:p text:style-name="P4">Database storage<text:tab/>3</text:p>
          <text:p text:style-name="P4">Multiple open databases<text:tab/>4</text:p>
          <text:p text:style-name="P4">Session storage<text:tab/>4</text:p>
          <text:p text:style-name="P4">Multiple views into databases<text:tab/>4</text:p>
          <text:p text:style-name="P4">Plugin management<text:tab/>4</text:p>
          <text:p text:style-name="P4">Update notification<text:tab/>5</text:p>
          <text:p text:style-name="P4">Messaging<text:tab/>5</text:p>
          <text:p text:style-name="P4">Background processing<text:tab/>5</text:p>
          <text:p text:style-name="P3">A note on backwards compatibility<text:tab/>6</text:p>
          <text:p text:style-name="P3">For more information<text:tab/>6</text:p>
          <text:p text:style-name="P5">Getting Started<text:tab/>7</text:p>
          <text:p text:style-name="P3">Prerequisites<text:tab/>7</text:p>
          <text:p text:style-name="P3">Development environment<text:tab/>7</text:p>
          <text:p text:style-name="P3">Creating your project<text:tab/>7</text:p>
          <text:p text:style-name="P3">Creating the plugin descriptor<text:tab/>7</text:p>
          <text:p text:style-name="P3">Running your plugin with MiniMiser<text:tab/>7</text:p>
          <text:p text:style-name="P5">Developing with MiniMiser<text:tab/>8</text:p>
          <text:p text:style-name="P3">Overview<text:tab/>8</text:p>
          <text:p text:style-name="P4">Programming languages<text:tab/>8</text:p>
          <text:p text:style-name="P4">Plugin architecture<text:tab/>8</text:p>
          <text:p text:style-name="P4">Extension points<text:tab/>8</text:p>
          <text:p text:style-name="P6">Spring application contexts<text:tab/>8</text:p>
          <text:p text:style-name="P6">Publically available beans<text:tab/>8</text:p>
          <text:p text:style-name="P4">Plugin descriptor reference<text:tab/>8</text:p>
          <text:p text:style-name="P3">Persistence<text:tab/>8</text:p>
          <text:p text:style-name="P4">Database schema<text:tab/>8</text:p>
          <text:p text:style-name="P4">Database migrations<text:tab/>8</text:p>
          <text:p text:style-name="P4">Database access<text:tab/>8</text:p>
          <text:p text:style-name="P4">File storage alongside databases<text:tab/>8</text:p>
          <text:p text:style-name="P3">Presentation<text:tab/>8</text:p>
          <text:p text:style-name="P4">Wizards<text:tab/>8</text:p>
          <text:p text:style-name="P4">Menu system<text:tab/>8</text:p>
          <text:p text:style-name="P4">View system<text:tab/>8</text:p>
          <text:p text:style-name="P3">Miscellaneous<text:tab/>8</text:p>
          <text:p text:style-name="P4">Update notification<text:tab/>8</text:p>
          <text:p text:style-name="P4">Resources<text:tab/>8</text:p>
          <text:p text:style-name="P3">Deployment and Packaging<text:tab/>9</text:p>
        </text:index-body>
      </text:table-of-content>
      <text:p text:style-name="Standard"/>
      <text:p text:style-name="Standard"/>
      <text:list text:style-name="Outline" text:continue-numbering="true">
        <text:list-item>
          <text:h text:style-name="P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2"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3"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ypically, you would provide one main application plugin that provides the main domain-specific application, although you may split up your plugin packages in any way you wish.</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each plugin or applicatio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just in case you are running on an OS that does not yet provide these features. On Windows and Mac OS X, you have to manually download new version of the program and install them yourself. On Linux, you would update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This adds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Prerequisites</text:h>
            </text:list-item>
            <text:list-item>
              <text:h text:style-name="Heading_20_2" text:outline-level="2">Development environment</text:h>
            </text:list-item>
            <text:list-item>
              <text:h text:style-name="Heading_20_2" text:outline-level="2">Creating your project</text:h>
            </text:list-item>
            <text:list-item>
              <text:h text:style-name="Heading_20_2" text:outline-level="2">Creating the plugin descriptor</text:h>
            </text:list-item>
            <text:list-item>
              <text:h text:style-name="Heading_20_2" text:outline-level="2">Running your plugin with MiniMiser</text:h>
            </text:list-item>
            <text:list-item>
              <text:h text:style-name="Heading_20_2" text:outline-level="2"/>
            </text:list-item>
          </text:list>
        </text:list-item>
        <text:list-item>
          <text:h text:style-name="P1" text:outline-level="1">Developing with MiniMiser</text:h>
          <text:list>
            <text:list-item>
              <text:h text:style-name="Heading_20_2" text:outline-level="2">Overview</text:h>
              <text:list>
                <text:list-item>
                  <text:h text:style-name="Heading_20_3" text:outline-level="3">Programming languages</text:h>
                </text:list-item>
                <text:list-item>
                  <text:h text:style-name="Heading_20_3" text:outline-level="3">Plugin architecture</text:h>
                </text:list-item>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
            </text:list-item>
            <text:list-item>
              <text:h text:style-name="Heading_20_2" text:outline-level="2">Miscellaneous</text:h>
              <text:list>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3-23T08:22:50</dc:date>
    <dc:language>en-GB</dc:language>
    <meta:editing-cycles>39</meta:editing-cycles>
    <meta:editing-duration>PT2H2M42S</meta:editing-duration>
    <meta:user-defined meta:name="Info 1"/>
    <meta:user-defined meta:name="Info 2"/>
    <meta:user-defined meta:name="Info 3"/>
    <meta:user-defined meta:name="Info 4"/>
    <meta:document-statistic meta:table-count="0" meta:image-count="0" meta:object-count="0" meta:page-count="9" meta:paragraph-count="124" meta:word-count="2062" meta:character-count="12890"/>
  </office:meta>
</office:document-meta>
</file>